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officeooo:rsid="000adb01" officeooo:paragraph-rsid="000adb01"/>
    </style:style>
    <style:style style:name="P2" style:family="paragraph" style:parent-style-name="Standard">
      <style:text-properties style:font-name="Courier New" fo:font-weight="bold" officeooo:rsid="000adb01" officeooo:paragraph-rsid="000adb01" style:font-weight-asian="bold" style:font-weight-complex="bold"/>
    </style:style>
    <style:style style:name="P3" style:family="paragraph" style:parent-style-name="Standard">
      <style:text-properties style:font-name="Courier New" officeooo:rsid="000adb01" officeooo:paragraph-rsid="000c66f7"/>
    </style:style>
    <style:style style:name="P4" style:family="paragraph" style:parent-style-name="Standard">
      <style:text-properties style:font-name="Courier New" officeooo:rsid="000adb01" officeooo:paragraph-rsid="000d0382"/>
    </style:style>
    <style:style style:name="P5" style:family="paragraph" style:parent-style-name="Standard">
      <style:text-properties officeooo:paragraph-rsid="000c66f7"/>
    </style:style>
    <style:style style:name="P6" style:family="paragraph" style:parent-style-name="Standard">
      <style:text-properties style:font-name="Courier New" officeooo:rsid="000c66f7" officeooo:paragraph-rsid="000c66f7"/>
    </style:style>
    <style:style style:name="P7" style:family="paragraph" style:parent-style-name="Standard">
      <style:text-properties style:font-name="Courier New" style:text-underline-style="none" fo:font-weight="normal" officeooo:rsid="000c66f7" officeooo:paragraph-rsid="000c66f7" style:font-weight-asian="normal" style:font-weight-complex="normal"/>
    </style:style>
    <style:style style:name="P8" style:family="paragraph" style:parent-style-name="Standard">
      <style:text-properties style:font-name="Courier New" style:text-underline-style="none" fo:font-weight="bold" officeooo:rsid="000c66f7" officeooo:paragraph-rsid="000c66f7" style:font-weight-asian="bold" style:font-weight-complex="bold"/>
    </style:style>
    <style:style style:name="P9" style:family="paragraph" style:parent-style-name="Standard">
      <style:text-properties style:font-name="Courier New" fo:font-weight="bold" officeooo:rsid="000d0382" officeooo:paragraph-rsid="000d0382" style:font-weight-asian="bold" style:font-weight-complex="bold"/>
    </style:style>
    <style:style style:name="P10" style:family="paragraph" style:parent-style-name="Standard">
      <style:text-properties style:font-name="Courier New" officeooo:rsid="000d0382" officeooo:paragraph-rsid="000d0382"/>
    </style:style>
    <style:style style:name="P11" style:family="paragraph" style:parent-style-name="Standard">
      <style:text-properties style:font-name="Courier New" officeooo:rsid="000adb01" officeooo:paragraph-rsid="000d18db"/>
    </style:style>
    <style:style style:name="P12" style:family="paragraph" style:parent-style-name="Standard">
      <style:text-properties officeooo:paragraph-rsid="000d18db"/>
    </style:style>
    <style:style style:name="P13" style:family="paragraph" style:parent-style-name="Standard">
      <style:text-properties style:font-name="Courier New" officeooo:rsid="000c66f7" officeooo:paragraph-rsid="000d18db"/>
    </style:style>
    <style:style style:name="P14" style:family="paragraph" style:parent-style-name="Standard">
      <style:text-properties style:font-name="Courier New" style:text-underline-style="none" fo:font-weight="normal" officeooo:rsid="000c66f7" officeooo:paragraph-rsid="000d18db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solid" style:text-underline-type="double" style:text-underline-width="auto" style:text-underline-color="font-color" fo:font-weight="normal" style:font-weight-asian="normal" style:font-weight-complex="normal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style:text-underline-style="solid" style:text-underline-type="double" style:text-underline-width="auto" style:text-underline-color="font-color" fo:font-weight="normal" officeooo:rsid="000d0382" style:font-weight-asian="normal" style:font-weight-complex="normal"/>
    </style:style>
    <style:style style:name="T6" style:family="text">
      <style:text-properties officeooo:rsid="000d0382"/>
    </style:style>
    <style:style style:name="T7" style:family="text">
      <style:text-properties style:font-name="Courier New" officeooo:rsid="000adb01"/>
    </style:style>
    <style:style style:name="T8" style:family="text">
      <style:text-properties style:font-name="Courier New" style:text-underline-style="none" fo:font-weight="normal" officeooo:rsid="000adb01" style:font-weight-asian="normal" style:font-weight-complex="normal"/>
    </style:style>
    <style:style style:name="T9" style:family="text">
      <style:text-properties style:font-name="Courier New" style:text-underline-style="solid" style:text-underline-type="double" style:text-underline-width="auto" style:text-underline-color="font-color" fo:font-weight="normal" officeooo:rsid="000adb01" style:font-weight-asian="normal" style:font-weight-complex="normal"/>
    </style:style>
    <style:style style:name="T10" style:family="text">
      <style:text-properties officeooo:rsid="000c66f7"/>
    </style:style>
    <style:style style:name="T11" style:family="text">
      <style:text-properties style:text-underline-style="none" fo:font-weight="normal" officeooo:rsid="000d0382" style:font-weight-asian="normal" style:font-weight-complex="normal"/>
    </style:style>
    <style:style style:name="T12" style:family="text">
      <style:text-properties style:text-underline-style="dotted" style:text-underline-width="auto" style:text-underline-color="font-color" fo:font-weight="normal" officeooo:rsid="000d0382" style:font-weight-asian="normal" style:font-weight-complex="normal"/>
    </style:style>
    <style:style style:name="T13" style:family="text">
      <style:text-properties style:text-underline-style="solid" style:text-underline-width="auto" style:text-underline-color="font-color" fo:font-weight="bold" officeooo:rsid="000d18db" style:font-weight-asian="bold" style:font-weight-complex="bold"/>
    </style:style>
    <style:style style:name="T14" style:family="text">
      <style:text-properties style:text-underline-style="none" fo:font-weight="normal" officeooo:rsid="000d18db" style:font-weight-asian="normal" style:font-weight-complex="normal"/>
    </style:style>
    <style:style style:name="T15" style:family="text">
      <style:text-properties style:font-name="Courier New" style:text-underline-style="solid" style:text-underline-width="auto" style:text-underline-color="font-color" fo:font-weight="bold" officeooo:rsid="000d18db" style:font-weight-asian="bold" style:font-weight-complex="bold"/>
    </style:style>
    <style:style style:name="T16" style:family="text">
      <style:text-properties style:font-name="Courier New" style:text-underline-style="none" fo:font-weight="bold" officeooo:rsid="000d18db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1 EXAMEN TEMA 4</text:p>
      <text:p text:style-name="P1">CURSO 25/26</text:p>
      <text:p text:style-name="P1">ÓSCAR AMAYA CORTÉS</text:p>
      <text:p text:style-name="P1"/>
      <text:p text:style-name="P2">1 TRANSFORMACIÓN DE ETNIDADES Y ATRIBUTOS</text:p>
      <text:p text:style-name="P1"/>
      <text:p text:style-name="P1">Vivienda(<text:span text:style-name="T1">#id,</text:span><text:span text:style-name="T2"> dirección,superficie, </text:span><text:span text:style-name="T3">n_catastral</text:span>)</text:p>
      <text:p text:style-name="P1">Departamento(<text:span text:style-name="T1">#id</text:span><text:span text:style-name="T2">, nombre</text:span>)</text:p>
      <text:p text:style-name="P1">Empleados(<text:span text:style-name="T1">#id,</text:span><text:span text:style-name="T2"> </text:span><text:span text:style-name="T3">dni,</text:span><text:span text:style-name="T4"> </text:span><text:span text:style-name="T2">nombre, departamento, </text:span><text:span text:style-name="T5">nss</text:span>)</text:p>
      <text:p text:style-name="P1">Cita(<text:span text:style-name="T1">#id</text:span><text:span text:style-name="T2">, descripcion, hora, fecha</text:span>)</text:p>
      <text:p text:style-name="P1">Habitantes(<text:span text:style-name="T1">#id,</text:span><text:span text:style-name="T2"> nombre, </text:span><text:span text:style-name="T3">dni,</text:span><text:span text:style-name="T2"> fecha_nac, nacionalidad</text:span>)</text:p>
      <text:p text:style-name="P1">Parados(<text:span text:style-name="T2">fecha, personas_cargo, subsidio,</text:span>)</text:p>
      <text:p text:style-name="P1">Empleados<text:span text:style-name="T6">*</text:span>(<text:span text:style-name="T2">fecha_inicio, empresa, </text:span><text:span text:style-name="T3">nss,</text:span><text:span text:style-name="T2"> salario, indefinido</text:span>)</text:p>
      <text:p text:style-name="Standard"><text:span text:style-name="T7">Estudiantes(</text:span><text:span text:style-name="T8">nivel, centro, </text:span><text:span text:style-name="T9">matricula</text:span><text:span text:style-name="T7">)</text:span></text:p>
      <text:p text:style-name="P1">Curso(<text:span text:style-name="T1">#id,</text:span><text:span text:style-name="T2"> horas, titulo, jornadas</text:span>)</text:p>
      <text:p text:style-name="P1">Becas(<text:span text:style-name="T1">#id,</text:span><text:span text:style-name="T2"> importe, requisitos</text:span>)</text:p>
      <text:p text:style-name="P1">Actividades(<text:span text:style-name="T1">#id,</text:span><text:span text:style-name="T2"> descripcion, tipo, nombre</text:span>)</text:p>
      <text:p text:style-name="P1"/>
      <text:p text:style-name="P2">2 REGLA DE TRANSFORMACIÓN <text:span text:style-name="T10">M:N</text:span></text:p>
      <text:p text:style-name="P1"/>
      <text:p text:style-name="P3">Vivienda(<text:span text:style-name="T1">#id,</text:span><text:span text:style-name="T2"> dirección,superficie, </text:span><text:span text:style-name="T3">n_catastral</text:span>)</text:p>
      <text:p text:style-name="P3">Departamento(<text:span text:style-name="T1">#id</text:span><text:span text:style-name="T2">, nombre</text:span>)</text:p>
      <text:p text:style-name="P4">Empleados(<text:span text:style-name="T1">#id,</text:span><text:span text:style-name="T2"> </text:span><text:span text:style-name="T3">dni,</text:span><text:span text:style-name="T4"> </text:span><text:span text:style-name="T2">nombre, departamento,</text:span><text:span text:style-name="T5">nss</text:span>)</text:p>
      <text:p text:style-name="P3">Cita(<text:span text:style-name="T1">#id</text:span><text:span text:style-name="T2">, descripcion, hora, fecha</text:span>)</text:p>
      <text:p text:style-name="P3">Habitantes(<text:span text:style-name="T1">#id,</text:span><text:span text:style-name="T2"> nombre, </text:span><text:span text:style-name="T3">dni,</text:span><text:span text:style-name="T2"> fecha_nac, nacionalidad</text:span>)</text:p>
      <text:p text:style-name="P3">Parados(<text:span text:style-name="T2">fecha, personas_cargo, subsidio,</text:span>)</text:p>
      <text:p text:style-name="P3">Empleados<text:span text:style-name="T6">*</text:span>(<text:span text:style-name="T2">fecha_inicio, empresa, </text:span><text:span text:style-name="T3">nss,</text:span><text:span text:style-name="T2"> salario, indefinido</text:span>)</text:p>
      <text:p text:style-name="P5"><text:span text:style-name="T7">Estudiantes(</text:span><text:span text:style-name="T8">nivel, centro, </text:span><text:span text:style-name="T9">matricula</text:span><text:span text:style-name="T7">)</text:span></text:p>
      <text:p text:style-name="P3">Curso(<text:span text:style-name="T1">#id,</text:span><text:span text:style-name="T2"> horas, titulo, jornadas</text:span>)</text:p>
      <text:p text:style-name="P3">Becas(<text:span text:style-name="T1">#id,</text:span><text:span text:style-name="T2"> importe, requisitos</text:span>)</text:p>
      <text:p text:style-name="P3">Actividades(<text:span text:style-name="T1">#id,</text:span><text:span text:style-name="T2"> descripcion, tipo, nombre</text:span>)</text:p>
      <text:p text:style-name="P3"/>
      <text:p text:style-name="P6">becas_piden_estudiantes(<text:span text:style-name="T1">#becas_id, #estudiante_id</text:span>)</text:p>
      <text:p text:style-name="P6"><text:tab/>becas_id → becas(NOT NULL, BR, MR)</text:p>
      <text:p text:style-name="P6"><text:tab/>estudiante_id → habitantes(NOT NULL, BR ,MR)</text:p>
      <text:p text:style-name="P6"/>
      <text:p text:style-name="P6">parados_matricula_curso(<text:span text:style-name="T1">#curso_id, #parados_id</text:span><text:span text:style-name="T2">, fecha_fin, fecha_inicio</text:span>)</text:p>
      <text:p text:style-name="P6"><text:tab/>curso_id → curso(NOT NULL , BC, MR)</text:p>
      <text:p text:style-name="P6"><text:tab/>parados_id → habitantes(NOT NULL BR ,MR)</text:p>
      <text:p text:style-name="P6"/>
      <text:p text:style-name="P6">empleados<text:span text:style-name="T6">*</text:span>_inscribe_actividades(<text:span text:style-name="T1">#actividades_id, #empleados_id,</text:span><text:span text:style-name="T2"> fecha_inicio, fecha_fin)</text:span></text:p>
      <text:p text:style-name="P7"><text:tab/>actividades_id → actividades(NOT NUL , BR, MR)</text:p>
      <text:p text:style-name="P7"><text:tab/>empleados_id → <text:s/>habitantes(NOT NULL , BR ,MR)</text:p>
      <text:p text:style-name="P7"/>
      <text:p text:style-name="P7"/>
      <text:p text:style-name="P8">3 REGLA DE TRANSFORMACIÓN 1:N</text:p>
      <text:p text:style-name="P7"/>
      <text:p text:style-name="P3">Vivienda(<text:span text:style-name="T1">#id,</text:span><text:span text:style-name="T2"> dirección,superficie, </text:span><text:span text:style-name="T3">n_catastral</text:span>)</text:p>
      <text:p text:style-name="P3">Departamento(<text:span text:style-name="T1">#id</text:span><text:span text:style-name="T2">, nombre</text:span>)</text:p>
      <text:p text:style-name="P3">Parados(<text:span text:style-name="T2">fecha, personas_cargo, subsidio,</text:span>)</text:p>
      <text:p text:style-name="P3">Empleados<text:span text:style-name="T6">*</text:span>(<text:span text:style-name="T2">fecha_inicio, empresa, </text:span><text:span text:style-name="T3">nss,</text:span><text:span text:style-name="T2"> salario, indefinido</text:span>)</text:p>
      <text:p text:style-name="P5"><text:soft-page-break/><text:span text:style-name="T7">Estudiantes(</text:span><text:span text:style-name="T8">nivel, centro, </text:span><text:span text:style-name="T9">matricula</text:span><text:span text:style-name="T7">)</text:span></text:p>
      <text:p text:style-name="P3">Curso(<text:span text:style-name="T1">#id,</text:span><text:span text:style-name="T2"> horas, titulo, jornadas</text:span>)</text:p>
      <text:p text:style-name="P3">Becas(<text:span text:style-name="T1">#id,</text:span><text:span text:style-name="T2"> importe, requisitos</text:span>)</text:p>
      <text:p text:style-name="P3">Actividades(<text:span text:style-name="T1">#id,</text:span><text:span text:style-name="T2"> descripcion, tipo, nombre</text:span>)</text:p>
      <text:p text:style-name="P3"/>
      <text:p text:style-name="P6">becas_piden_estudiantes(<text:span text:style-name="T1">#becas_id, #estudiante_id</text:span>)</text:p>
      <text:p text:style-name="P6"><text:tab/>becas_id → becas(NOT NULL, BR, MR)</text:p>
      <text:p text:style-name="P6"><text:tab/>estudiante_id → habitantes(NOT NULL, BR ,MR)</text:p>
      <text:p text:style-name="P6"/>
      <text:p text:style-name="P6">parados_matricula_curso(<text:span text:style-name="T1">#curso_id, #parados_id</text:span><text:span text:style-name="T2">, fecha_fin, fecha_inicio</text:span>)</text:p>
      <text:p text:style-name="P6"><text:tab/>curso_id → curso(NOT NULL , BC, MR)</text:p>
      <text:p text:style-name="P6"><text:tab/>parados_id → habitantes(NOT NULL BR ,MR)</text:p>
      <text:p text:style-name="P6"/>
      <text:p text:style-name="P6">empleados_inscribe_actividades(<text:span text:style-name="T1">#actividades_id, #empleados_id,</text:span><text:span text:style-name="T2"> fecha_inicio, fecha_fin)</text:span></text:p>
      <text:p text:style-name="P7"><text:tab/>actividades_id → actividades(NOT NUL , BR, MR)</text:p>
      <text:p text:style-name="P7"><text:tab/>empleados_id → <text:s/>habitantes(NOT NULL , BR ,MR)</text:p>
      <text:p text:style-name="P7"/>
      <text:p text:style-name="P7"/>
      <text:p text:style-name="P4">Habitantes(<text:span text:style-name="T1">#id,</text:span><text:span text:style-name="T2"> nombre, </text:span><text:span text:style-name="T3">dni,</text:span><text:span text:style-name="T2"> fecha_nac, nacionalidad, </text:span><text:span text:style-name="T11">f_empadron, </text:span><text:span text:style-name="T12">vivienda_id</text:span>)</text:p>
      <text:p text:style-name="P4"><text:tab/><text:span text:style-name="T6">vivienda_id → vivienda(NOT NULL, BR ,MR)</text:span></text:p>
      <text:p text:style-name="P4"/>
      <text:p text:style-name="P4">Empleados(<text:span text:style-name="T1">#id,</text:span><text:span text:style-name="T2"> </text:span><text:span text:style-name="T3">dni,</text:span><text:span text:style-name="T4"> </text:span><text:span text:style-name="T2">nombre, departamento,</text:span><text:span text:style-name="T5">nss,</text:span><text:span text:style-name="T11"> </text:span><text:span text:style-name="T12">departamento_id</text:span>)</text:p>
      <text:p text:style-name="P4"><text:tab/><text:span text:style-name="T6">departamento_id → departamento(NOT NULL, BR, MR)</text:span></text:p>
      <text:p text:style-name="P4"/>
      <text:p text:style-name="P4">Cita(<text:span text:style-name="T1">#id</text:span><text:span text:style-name="T2">, descripcion, hora, fecha, </text:span><text:span text:style-name="T11">descripcion, fecha_inicio, fecha_fin, resolucion, </text:span><text:span text:style-name="T12">empleados_id, habitante_id</text:span>)</text:p>
      <text:p text:style-name="P4"><text:tab/><text:span text:style-name="T6">empleados_id → empleados(NOT NULL, BC, MR)</text:span></text:p>
      <text:p text:style-name="P4"><text:tab/><text:span text:style-name="T6">habitante_id → habitante(NOT NULL, BR, MR)</text:span></text:p>
      <text:p text:style-name="P4"/>
      <text:p text:style-name="P9">4 MODELO DEFINITIVO</text:p>
      <text:p text:style-name="P10"/>
      <text:p text:style-name="P11">Vivienda(<text:span text:style-name="T1">#id,</text:span><text:span text:style-name="T2"> dirección,superficie, </text:span><text:span text:style-name="T3">n_catastral</text:span>)</text:p>
      <text:p text:style-name="P11">Departamento(<text:span text:style-name="T1">#id</text:span><text:span text:style-name="T2">, nombre</text:span>)</text:p>
      <text:p text:style-name="P11">Parados(<text:span text:style-name="T13">#habitante_id,</text:span><text:span text:style-name="T2">fecha, personas_cargo, subsidio,</text:span>)</text:p>
      <text:p text:style-name="P11">Empleados<text:span text:style-name="T6">*</text:span>(<text:span text:style-name="T13">#habitante_id,</text:span><text:span text:style-name="T14"> </text:span><text:span text:style-name="T2">fecha_inicio, empresa, </text:span><text:span text:style-name="T3">nss,</text:span><text:span text:style-name="T2"> salario, indefinido</text:span>)</text:p>
      <text:p text:style-name="P12"><text:span text:style-name="T7">Estudiantes(</text:span><text:span text:style-name="T15">#habitante_id,</text:span><text:span text:style-name="T16"> </text:span><text:span text:style-name="T8">nivel, centro, </text:span><text:span text:style-name="T9">matricula</text:span><text:span text:style-name="T7">)</text:span></text:p>
      <text:p text:style-name="P11">Curso(<text:span text:style-name="T1">#id,</text:span><text:span text:style-name="T2"> horas, titulo, jornadas</text:span>)</text:p>
      <text:p text:style-name="P11">Becas(<text:span text:style-name="T1">#id,</text:span><text:span text:style-name="T2"> importe, requisitos</text:span>)</text:p>
      <text:p text:style-name="P11">Actividades(<text:span text:style-name="T1">#id,</text:span><text:span text:style-name="T2"> descripcion, tipo, nombre</text:span>)</text:p>
      <text:p text:style-name="P11"/>
      <text:p text:style-name="P13">becas_piden_estudiantes(<text:span text:style-name="T1">#becas_id, #estudiante_id</text:span>)</text:p>
      <text:p text:style-name="P13"><text:tab/>becas_id → becas(NOT NULL, BR, MR)</text:p>
      <text:p text:style-name="P13"><text:tab/>estudiante_id → habitantes(NOT NULL, BR ,MR)</text:p>
      <text:p text:style-name="P13"/>
      <text:p text:style-name="P13">parados_matricula_curso(<text:span text:style-name="T1">#curso_id, #parados_id</text:span><text:span text:style-name="T2">, fecha_fin, fecha_inicio</text:span>)</text:p>
      <text:p text:style-name="P13"><text:tab/>curso_id → curso(NOT NULL , BC, MR)</text:p>
      <text:p text:style-name="P13"><text:tab/>parados_id → habitantes(NOT NULL BR ,MR)</text:p>
      <text:p text:style-name="P13"/>
      <text:p text:style-name="P13"><text:soft-page-break/>empleados_inscribe_actividades(<text:span text:style-name="T1">#actividades_id, #empleados_id,</text:span><text:span text:style-name="T2"> fecha_inicio, fecha_fin)</text:span></text:p>
      <text:p text:style-name="P14"><text:tab/>actividades_id → actividades(NOT NUL , BR, MR)</text:p>
      <text:p text:style-name="P14"><text:tab/>empleados_id → <text:s/>habitantes(NOT NULL , BR ,MR)</text:p>
      <text:p text:style-name="P14"/>
      <text:p text:style-name="P14"/>
      <text:p text:style-name="P11">Habitantes(<text:span text:style-name="T1">#id,</text:span><text:span text:style-name="T2"> nombre, </text:span><text:span text:style-name="T3">dni,</text:span><text:span text:style-name="T2"> fecha_nac, nacionalidad, </text:span><text:span text:style-name="T11">f_empadron, </text:span><text:span text:style-name="T12">vivienda_id</text:span>)</text:p>
      <text:p text:style-name="P11"><text:tab/><text:span text:style-name="T6">vivienda_id → vivienda(NOT NULL, BR ,MR)</text:span></text:p>
      <text:p text:style-name="P11"/>
      <text:p text:style-name="P11">Empleados(<text:span text:style-name="T1">#id,</text:span><text:span text:style-name="T2"> </text:span><text:span text:style-name="T3">dni,</text:span><text:span text:style-name="T4"> </text:span><text:span text:style-name="T2">nombre, departamento,</text:span><text:span text:style-name="T5">nss,</text:span><text:span text:style-name="T11"> </text:span><text:span text:style-name="T12">departamento_id</text:span>)</text:p>
      <text:p text:style-name="P11"><text:tab/><text:span text:style-name="T6">departamento_id → departamento(NOT NULL, BR, MR)</text:span></text:p>
      <text:p text:style-name="P11"/>
      <text:p text:style-name="P11">Cita(<text:span text:style-name="T1">#id</text:span><text:span text:style-name="T2">, descripcion, hora, fecha, </text:span><text:span text:style-name="T11">descripcion, fecha_inicio, fecha_fin, resolucion, </text:span><text:span text:style-name="T12">empleados_id, habitante_id</text:span>)</text:p>
      <text:p text:style-name="P11"><text:tab/><text:span text:style-name="T6">empleados_id → empleados(NOT NULL, BC, MR)</text:span></text:p>
      <text:p text:style-name="P11"><text:tab/><text:span text:style-name="T6">habitante_id → habitante(NOT NULL, BR, MR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1T09:43:27.703255700</meta:creation-date>
    <dc:date>2025-12-01T10:17:52.973397000</dc:date>
    <meta:editing-duration>PT1M59S</meta:editing-duration>
    <meta:editing-cycles>1</meta:editing-cycles>
    <meta:document-statistic meta:table-count="0" meta:image-count="0" meta:object-count="0" meta:page-count="3" meta:paragraph-count="86" meta:word-count="405" meta:character-count="3995" meta:non-whitespace-character-count="3647"/>
    <meta:generator>LibreOffice/25.2.7.2$Windows_X86_64 LibreOffice_project/5cbfd1ab6520636bb5f7b99185aa69bd7456825d</meta:generator>
  </office:meta>
</office:document-meta>
</file>